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9-11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7-01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1-26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1-21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1-21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5-02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3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2-09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1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3416" calcext:value-type="float">
            <text:p>15.3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0123870968" calcext:value-type="float">
            <text:p>15.46201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10291612903" calcext:value-type="float">
            <text:p>15.46102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82415483871" calcext:value-type="float">
            <text:p>15.3782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3300645161" calcext:value-type="float">
            <text:p>15.36133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62176" calcext:value-type="float">
            <text:p>15.40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7532903226" calcext:value-type="float">
            <text:p>15.45375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66008" calcext:value-type="float">
            <text:p>15.57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44967272727" calcext:value-type="float">
            <text:p>15.704496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0020645161" calcext:value-type="float">
            <text:p>15.78500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45784" calcext:value-type="float">
            <text:p>15.85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4662" calcext:value-type="float">
            <text:p>15.964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848" calcext:value-type="float">
            <text:p>15.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5963" calcext:value-type="float">
            <text:p>15.7059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3187096774" calcext:value-type="float">
            <text:p>15.6023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8172903226" calcext:value-type="float">
            <text:p>15.58481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444" calcext:value-type="float">
            <text:p>15.2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7952516129" calcext:value-type="float">
            <text:p>15.27795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5713103448" calcext:value-type="float">
            <text:p>15.383571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50198709677" calcext:value-type="float">
            <text:p>15.48501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767" calcext:value-type="float">
            <text:p>15.64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12944" calcext:value-type="float">
            <text:p>15.7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22144516129" calcext:value-type="float">
            <text:p>15.7022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74616" calcext:value-type="float">
            <text:p>15.70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75843636364" calcext:value-type="float">
            <text:p>15.747584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12892903226" calcext:value-type="float">
            <text:p>15.55128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368" calcext:value-type="float">
            <text:p>15.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605" calcext:value-type="float">
            <text:p>15.508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06588387097" calcext:value-type="float">
            <text:p>15.57065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9362857143" calcext:value-type="float">
            <text:p>15.70993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4092903226" calcext:value-type="float">
            <text:p>15.74940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3290322581" calcext:value-type="float">
            <text:p>15.6603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85997419355" calcext:value-type="float">
            <text:p>15.63859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71249032258" calcext:value-type="float">
            <text:p>15.63712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9576" calcext:value-type="float">
            <text:p>15.61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434375" calcext:value-type="float">
            <text:p>15.7043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88077419355" calcext:value-type="float">
            <text:p>15.7788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9455483871" calcext:value-type="float">
            <text:p>15.799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43948387097" calcext:value-type="float">
            <text:p>15.7443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98264" calcext:value-type="float">
            <text:p>15.67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710225" calcext:value-type="float">
            <text:p>15.67710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81302857143" calcext:value-type="float">
            <text:p>15.73813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19424516129" calcext:value-type="float">
            <text:p>15.8119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4087272727" calcext:value-type="float">
            <text:p>15.889408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3992" calcext:value-type="float">
            <text:p>15.91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32841290323" calcext:value-type="float">
            <text:p>15.90328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16368" calcext:value-type="float">
            <text:p>15.99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8536774194" calcext:value-type="float">
            <text:p>15.99885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63437419355" calcext:value-type="float">
            <text:p>15.87634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18024" calcext:value-type="float">
            <text:p>15.74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58975" calcext:value-type="float">
            <text:p>15.76758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30472258065" calcext:value-type="float">
            <text:p>15.75304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02882580645" calcext:value-type="float">
            <text:p>15.85028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31420689655" calcext:value-type="float">
            <text:p>15.94314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4578" calcext:value-type="float">
            <text:p>16.054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99927741936" calcext:value-type="float">
            <text:p>16.18999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68348387097" calcext:value-type="float">
            <text:p>16.2168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59150967742" calcext:value-type="float">
            <text:p>16.30591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12472" calcext:value-type="float">
            <text:p>16.48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796675" calcext:value-type="float">
            <text:p>16.49796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42245" calcext:value-type="float">
            <text:p>16.2742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67776" calcext:value-type="float">
            <text:p>16.07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0260645161" calcext:value-type="float">
            <text:p>15.97702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8056774194" calcext:value-type="float">
            <text:p>15.99580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45099354839" calcext:value-type="float">
            <text:p>16.12450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74234285714" calcext:value-type="float">
            <text:p>16.28742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757325" calcext:value-type="float">
            <text:p>16.39757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79655" calcext:value-type="float">
            <text:p>16.487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31216" calcext:value-type="float">
            <text:p>16.54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59515" calcext:value-type="float">
            <text:p>16.3759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80976" calcext:value-type="float">
            <text:p>16.47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32428387097" calcext:value-type="float">
            <text:p>16.43324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6815" calcext:value-type="float">
            <text:p>16.426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57968" calcext:value-type="float">
            <text:p>16.2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18245" calcext:value-type="float">
            <text:p>16.1218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6376" calcext:value-type="float">
            <text:p>16.09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214" calcext:value-type="float">
            <text:p>16.190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995575" calcext:value-type="float">
            <text:p>16.40995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90322580645" calcext:value-type="float">
            <text:p>16.469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63716129032" calcext:value-type="float">
            <text:p>16.5663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32005" calcext:value-type="float">
            <text:p>16.4632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18416" calcext:value-type="float">
            <text:p>16.4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48851612903" calcext:value-type="float">
            <text:p>16.5948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5726451613" calcext:value-type="float">
            <text:p>16.72457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6193548387" calcext:value-type="float">
            <text:p>16.8156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17136" calcext:value-type="float">
            <text:p>16.96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71845" calcext:value-type="float">
            <text:p>17.0971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61431428571" calcext:value-type="float">
            <text:p>17.25614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6277" calcext:value-type="float">
            <text:p>17.4562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57628387097" calcext:value-type="float">
            <text:p>17.54576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34030967742" calcext:value-type="float">
            <text:p>17.54340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3540645161" calcext:value-type="float">
            <text:p>17.45835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7312" calcext:value-type="float">
            <text:p>17.55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078125" calcext:value-type="float">
            <text:p>17.68078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98167741936" calcext:value-type="float">
            <text:p>17.8298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54327741936" calcext:value-type="float">
            <text:p>17.80543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39576774194" calcext:value-type="float">
            <text:p>17.97395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3290322581" calcext:value-type="float">
            <text:p>17.9463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1403870968" calcext:value-type="float">
            <text:p>18.01014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55089655172" calcext:value-type="float">
            <text:p>18.19550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39398709677" calcext:value-type="float">
            <text:p>18.27393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8849032258" calcext:value-type="float">
            <text:p>18.28888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6864" calcext:value-type="float">
            <text:p>18.24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8139354839" calcext:value-type="float">
            <text:p>18.17581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28288" calcext:value-type="float">
            <text:p>18.16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1256516129" calcext:value-type="float">
            <text:p>18.09125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95272258065" calcext:value-type="float">
            <text:p>18.06952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74624" calcext:value-type="float">
            <text:p>17.84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61955" calcext:value-type="float">
            <text:p>17.5661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1964" calcext:value-type="float">
            <text:p>17.49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26843076923" calcext:value-type="float">
            <text:p>17.432684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94648" calcext:value-type="float">
            <text:p>17.40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9231" calcext:value-type="float">
            <text:p>17.4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81574285714" calcext:value-type="float">
            <text:p>17.58815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01409032258" calcext:value-type="float">
            <text:p>17.67014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02910967742" calcext:value-type="float">
            <text:p>17.79029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06495483871" calcext:value-type="float">
            <text:p>17.8806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4368516129" calcext:value-type="float">
            <text:p>17.84436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52984" calcext:value-type="float">
            <text:p>17.80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4069677419" calcext:value-type="float">
            <text:p>17.66040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3816774194" calcext:value-type="float">
            <text:p>17.55638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5507096774" calcext:value-type="float">
            <text:p>17.45855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1863225807" calcext:value-type="float">
            <text:p>17.46818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0968" calcext:value-type="float">
            <text:p>17.51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9726451613" calcext:value-type="float">
            <text:p>17.63897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15287741936" calcext:value-type="float">
            <text:p>17.81152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8752516129" calcext:value-type="float">
            <text:p>17.86875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06728" calcext:value-type="float">
            <text:p>17.93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806525" calcext:value-type="float">
            <text:p>18.04806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71624" calcext:value-type="float">
            <text:p>17.98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60973333333" calcext:value-type="float">
            <text:p>17.96609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00944516129" calcext:value-type="float">
            <text:p>17.7900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3584" calcext:value-type="float">
            <text:p>17.65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52828387097" calcext:value-type="float">
            <text:p>17.51528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6448" calcext:value-type="float">
            <text:p>17.45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57577142857" calcext:value-type="float">
            <text:p>17.65575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50686451613" calcext:value-type="float">
            <text:p>17.64506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0750967742" calcext:value-type="float">
            <text:p>17.58607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788" calcext:value-type="float">
            <text:p>17.48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9122580645" calcext:value-type="float">
            <text:p>17.4139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87243870968" calcext:value-type="float">
            <text:p>17.34872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92725" calcext:value-type="float">
            <text:p>17.32492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22642580645" calcext:value-type="float">
            <text:p>17.18226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22088" calcext:value-type="float">
            <text:p>17.01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68225" calcext:value-type="float">
            <text:p>16.8886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9968" calcext:value-type="float">
            <text:p>16.71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17734193548" calcext:value-type="float">
            <text:p>16.67177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04571428572" calcext:value-type="float">
            <text:p>16.72045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8191" calcext:value-type="float">
            <text:p>16.768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34944" calcext:value-type="float">
            <text:p>16.83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5187096774" calcext:value-type="float">
            <text:p>16.8215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9679483871" calcext:value-type="float">
            <text:p>16.82967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8056774194" calcext:value-type="float">
            <text:p>16.75780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34508387097" calcext:value-type="float">
            <text:p>16.57345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4144" calcext:value-type="float">
            <text:p>16.44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51136" calcext:value-type="float">
            <text:p>16.22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11725" calcext:value-type="float">
            <text:p>16.1781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076" calcext:value-type="float">
            <text:p>16.2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00185" calcext:value-type="float">
            <text:p>16.15001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7984" calcext:value-type="float">
            <text:p>16.1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59618064516" calcext:value-type="float">
            <text:p>16.01596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5695" calcext:value-type="float">
            <text:p>15.98656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608325" calcext:value-type="float">
            <text:p>15.90608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5824" calcext:value-type="float">
            <text:p>15.88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9516" calcext:value-type="float">
            <text:p>15.93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15310769231" calcext:value-type="float">
            <text:p>16.001531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0326153846" calcext:value-type="float">
            <text:p>15.413032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2548" calcext:value-type="float">
            <text:p>15.05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7452" calcext:value-type="float">
            <text:p>15.42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97950344828" calcext:value-type="float">
            <text:p>15.859795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924" calcext:value-type="float">
            <text:p>15.9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114025" calcext:value-type="float">
            <text:p>15.98114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99984" calcext:value-type="float">
            <text:p>16.0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6865" calcext:value-type="float">
            <text:p>16.1606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5715862069" calcext:value-type="float">
            <text:p>16.318571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6368" calcext:value-type="float">
            <text:p>16.4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8572" calcext:value-type="float">
            <text:p>16.76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48327741936" calcext:value-type="float">
            <text:p>16.81483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226175" calcext:value-type="float">
            <text:p>16.57226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6496" calcext:value-type="float">
            <text:p>16.32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74355" calcext:value-type="float">
            <text:p>16.0574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93555555556" calcext:value-type="float">
            <text:p>15.86935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80014545455" calcext:value-type="float">
            <text:p>15.598001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755725" calcext:value-type="float">
            <text:p>15.50755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40309677419" calcext:value-type="float">
            <text:p>15.4140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6116" calcext:value-type="float">
            <text:p>15.40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0848" calcext:value-type="float">
            <text:p>15.25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0763870968" calcext:value-type="float">
            <text:p>15.21207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3246451613" calcext:value-type="float">
            <text:p>15.12132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53216" calcext:value-type="float">
            <text:p>15.09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92601290323" calcext:value-type="float">
            <text:p>14.94926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96656" calcext:value-type="float">
            <text:p>14.79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98387096774" calcext:value-type="float">
            <text:p>14.8098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3662857143" calcext:value-type="float">
            <text:p>14.95936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93236129032" calcext:value-type="float">
            <text:p>15.03932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7886451613" calcext:value-type="float">
            <text:p>15.02378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77144" calcext:value-type="float">
            <text:p>15.03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42918709677" calcext:value-type="float">
            <text:p>14.99429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9192" calcext:value-type="float">
            <text:p>14.99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28054193548" calcext:value-type="float">
            <text:p>15.02280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83058064516" calcext:value-type="float">
            <text:p>14.9583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932" calcext:value-type="float">
            <text:p>14.8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02495483871" calcext:value-type="float">
            <text:p>14.6802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77712" calcext:value-type="float">
            <text:p>14.57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72247741936" calcext:value-type="float">
            <text:p>14.61722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5908965517" calcext:value-type="float">
            <text:p>14.712590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85432258065" calcext:value-type="float">
            <text:p>14.7685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02898064516" calcext:value-type="float">
            <text:p>14.83028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3823483871" calcext:value-type="float">
            <text:p>14.93382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1212" calcext:value-type="float">
            <text:p>15.03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0043870968" calcext:value-type="float">
            <text:p>15.01700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49976774194" calcext:value-type="float">
            <text:p>14.86499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26376" calcext:value-type="float">
            <text:p>14.70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68374193548" calcext:value-type="float">
            <text:p>14.5168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8132" calcext:value-type="float">
            <text:p>14.5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03481290323" calcext:value-type="float">
            <text:p>14.51034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57782857143" calcext:value-type="float">
            <text:p>14.44577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86072258065" calcext:value-type="float">
            <text:p>14.51860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08506666667" calcext:value-type="float">
            <text:p>14.51085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85893333333" calcext:value-type="float">
            <text:p>14.02858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79140645161" calcext:value-type="float">
            <text:p>13.93791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4928" calcext:value-type="float">
            <text:p>13.7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05792" calcext:value-type="float">
            <text:p>13.93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0608" calcext:value-type="float">
            <text:p>13.92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89610322581" calcext:value-type="float">
            <text:p>13.85896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2740645161" calcext:value-type="float">
            <text:p>13.77027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6664" calcext:value-type="float">
            <text:p>13.7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6010322581" calcext:value-type="float">
            <text:p>13.64560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21776" calcext:value-type="float">
            <text:p>13.56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1894193548" calcext:value-type="float">
            <text:p>13.52318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16053333333" calcext:value-type="float">
            <text:p>13.52160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458" calcext:value-type="float">
            <text:p>13.78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7648" calcext:value-type="float">
            <text:p>13.84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05028571429" calcext:value-type="float">
            <text:p>13.8205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3048" calcext:value-type="float">
            <text:p>13.71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99736774194" calcext:value-type="float">
            <text:p>13.52997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50328" calcext:value-type="float">
            <text:p>13.44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79032258065" calcext:value-type="float">
            <text:p>13.4579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5005714286" calcext:value-type="float">
            <text:p>13.20350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8564" calcext:value-type="float">
            <text:p>13.14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10106666667" calcext:value-type="float">
            <text:p>13.25101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1808" calcext:value-type="float">
            <text:p>13.35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5464" calcext:value-type="float">
            <text:p>13.7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8144" calcext:value-type="float">
            <text:p>13.5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60002580645" calcext:value-type="float">
            <text:p>13.54600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2368571429" calcext:value-type="float">
            <text:p>13.59723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06270967742" calcext:value-type="float">
            <text:p>13.6206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4143483871" calcext:value-type="float">
            <text:p>13.68414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37496" calcext:value-type="float">
            <text:p>13.69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5316129032" calcext:value-type="float">
            <text:p>13.6555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2712" calcext:value-type="float">
            <text:p>13.75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15638709677" calcext:value-type="float">
            <text:p>13.7415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65321290323" calcext:value-type="float">
            <text:p>13.69653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80496" calcext:value-type="float">
            <text:p>13.80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30503225806" calcext:value-type="float">
            <text:p>13.7130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284" calcext:value-type="float">
            <text:p>13.57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2996" calcext:value-type="float">
            <text:p>13.30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1803870968" calcext:value-type="float">
            <text:p>13.37718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9879" calcext:value-type="float">
            <text:p>13.5098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13216" calcext:value-type="float">
            <text:p>13.57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10209230769" calcext:value-type="float">
            <text:p>13.561020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50293333333" calcext:value-type="float">
            <text:p>13.48502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4154" calcext:value-type="float">
            <text:p>13.424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27268" calcext:value-type="float">
            <text:p>13.282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8658" calcext:value-type="float">
            <text:p>13.138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52763076923" calcext:value-type="float">
            <text:p>13.025276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2631" calcext:value-type="float">
            <text:p>12.9226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0867096774" calcext:value-type="float">
            <text:p>12.98408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68254285714" calcext:value-type="float">
            <text:p>13.02682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45261935484" calcext:value-type="float">
            <text:p>13.03452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5540869565" calcext:value-type="float">
            <text:p>13.1465540869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6403826087" calcext:value-type="float">
            <text:p>13.236403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88584" calcext:value-type="float">
            <text:p>13.26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81222857143" calcext:value-type="float">
            <text:p>13.38812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7544" calcext:value-type="float">
            <text:p>13.3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3313548387" calcext:value-type="float">
            <text:p>13.36833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29248" calcext:value-type="float">
            <text:p>13.34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5815483871" calcext:value-type="float">
            <text:p>13.345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2424827586" calcext:value-type="float">
            <text:p>13.383242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54567741936" calcext:value-type="float">
            <text:p>13.4254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3976774194" calcext:value-type="float">
            <text:p>13.49339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3944" calcext:value-type="float">
            <text:p>13.4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67811612903" calcext:value-type="float">
            <text:p>13.47678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95032" calcext:value-type="float">
            <text:p>13.4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0854193548" calcext:value-type="float">
            <text:p>13.45308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87232" calcext:value-type="float">
            <text:p>13.55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5543225807" calcext:value-type="float">
            <text:p>13.55455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424" calcext:value-type="float">
            <text:p>13.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21135483871" calcext:value-type="float">
            <text:p>13.5921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13734285714" calcext:value-type="float">
            <text:p>13.60137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71741935484" calcext:value-type="float">
            <text:p>13.6471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72898064516" calcext:value-type="float">
            <text:p>13.68728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6304" calcext:value-type="float">
            <text:p>13.60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17491612903" calcext:value-type="float">
            <text:p>13.60174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8528" calcext:value-type="float">
            <text:p>13.6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05981935484" calcext:value-type="float">
            <text:p>13.61059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11419354839" calcext:value-type="float">
            <text:p>13.5611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05752" calcext:value-type="float">
            <text:p>13.39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77935483871" calcext:value-type="float">
            <text:p>13.317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5056" calcext:value-type="float">
            <text:p>13.2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0787096774" calcext:value-type="float">
            <text:p>13.3010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14868571429" calcext:value-type="float">
            <text:p>13.31148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01532903226" calcext:value-type="float">
            <text:p>13.32015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83372903226" calcext:value-type="float">
            <text:p>13.26833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57392" calcext:value-type="float">
            <text:p>13.30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83992727273" calcext:value-type="float">
            <text:p>13.308399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37085714286" calcext:value-type="float">
            <text:p>13.3437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3140645161" calcext:value-type="float">
            <text:p>13.32831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50461935484" calcext:value-type="float">
            <text:p>13.38504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60744" calcext:value-type="float">
            <text:p>13.34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5189677419" calcext:value-type="float">
            <text:p>13.22251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73168" calcext:value-type="float">
            <text:p>13.1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3940645161" calcext:value-type="float">
            <text:p>13.20639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8351428571" calcext:value-type="float">
            <text:p>13.26783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07664516129" calcext:value-type="float">
            <text:p>13.2607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7903483871" calcext:value-type="float">
            <text:p>13.28790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88584" calcext:value-type="float">
            <text:p>13.26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33344516129" calcext:value-type="float">
            <text:p>13.2333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40745714286" calcext:value-type="float">
            <text:p>13.22407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8092903226" calcext:value-type="float">
            <text:p>13.23480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06624516129" calcext:value-type="float">
            <text:p>13.1906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30904" calcext:value-type="float">
            <text:p>13.09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89334193548" calcext:value-type="float">
            <text:p>12.99893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2512" calcext:value-type="float">
            <text:p>12.9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69496774194" calcext:value-type="float">
            <text:p>12.9569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9757241379" calcext:value-type="float">
            <text:p>12.969975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1966451613" calcext:value-type="float">
            <text:p>12.95419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61458064516" calcext:value-type="float">
            <text:p>12.9161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80184" calcext:value-type="float">
            <text:p>12.89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7543225806" calcext:value-type="float">
            <text:p>12.86875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33350588235" calcext:value-type="float">
            <text:p>12.8333350588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78486153846" calcext:value-type="float">
            <text:p>12.797848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1151428571" calcext:value-type="float">
            <text:p>12.84111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96392258065" calcext:value-type="float">
            <text:p>12.86963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54459354839" calcext:value-type="float">
            <text:p>12.94544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9052" calcext:value-type="float">
            <text:p>12.98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1300645161" calcext:value-type="float">
            <text:p>12.99913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81936" calcext:value-type="float">
            <text:p>12.92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78152" calcext:value-type="float">
            <text:p>12.8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1690322581" calcext:value-type="float">
            <text:p>12.8561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31368" calcext:value-type="float">
            <text:p>12.75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68597142857" calcext:value-type="float">
            <text:p>12.75685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0100645161" calcext:value-type="float">
            <text:p>12.80101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8031483871" calcext:value-type="float">
            <text:p>12.78803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13408" calcext:value-type="float">
            <text:p>12.86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32" calcext:value-type="float">
            <text:p>12.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57698064516" calcext:value-type="float">
            <text:p>12.95576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5552" calcext:value-type="float">
            <text:p>12.9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6126451613" calcext:value-type="float">
            <text:p>12.85361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16432" calcext:value-type="float">
            <text:p>12.79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88532413793" calcext:value-type="float">
            <text:p>12.738853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28517142857" calcext:value-type="float">
            <text:p>12.69285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21785806452" calcext:value-type="float">
            <text:p>12.66217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63891612903" calcext:value-type="float">
            <text:p>12.62638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4524" calcext:value-type="float">
            <text:p>12.57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49491612903" calcext:value-type="float">
            <text:p>12.53494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40568" calcext:value-type="float">
            <text:p>12.49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54872258065" calcext:value-type="float">
            <text:p>12.41548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0557419355" calcext:value-type="float">
            <text:p>12.42905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77984" calcext:value-type="float">
            <text:p>12.40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5943225807" calcext:value-type="float">
            <text:p>12.35059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56496" calcext:value-type="float">
            <text:p>12.38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02472258064" calcext:value-type="float">
            <text:p>12.400247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9815172414" calcext:value-type="float">
            <text:p>12.411981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6884" calcext:value-type="float">
            <text:p>12.40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84768" calcext:value-type="float">
            <text:p>12.405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61296" calcext:value-type="float">
            <text:p>12.41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80263225807" calcext:value-type="float">
            <text:p>12.37802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80856" calcext:value-type="float">
            <text:p>12.31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3486451613" calcext:value-type="float">
            <text:p>12.26534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3313548387" calcext:value-type="float">
            <text:p>12.22533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05776" calcext:value-type="float">
            <text:p>12.19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1560516129" calcext:value-type="float">
            <text:p>12.14156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6336" calcext:value-type="float">
            <text:p>12.0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54877419355" calcext:value-type="float">
            <text:p>12.0754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8754" calcext:value-type="float">
            <text:p>12.128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44985806452" calcext:value-type="float">
            <text:p>12.17449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35788387097" calcext:value-type="float">
            <text:p>12.26357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21624" calcext:value-type="float">
            <text:p>12.27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6696774194" calcext:value-type="float">
            <text:p>12.2406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85176" calcext:value-type="float">
            <text:p>12.21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7280516129" calcext:value-type="float">
            <text:p>12.18728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6090322581" calcext:value-type="float">
            <text:p>12.1856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0476" calcext:value-type="float">
            <text:p>12.19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0983225807" calcext:value-type="float">
            <text:p>12.19209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41336" calcext:value-type="float">
            <text:p>12.19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6812903226" calcext:value-type="float">
            <text:p>12.2106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1591578947" calcext:value-type="float">
            <text:p>12.22215915789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3938" calcext:value-type="float">
            <text:p>12.203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84139354839" calcext:value-type="float">
            <text:p>12.30841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2192" calcext:value-type="float">
            <text:p>12.32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25723870968" calcext:value-type="float">
            <text:p>12.32257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0072" calcext:value-type="float">
            <text:p>12.2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64534193548" calcext:value-type="float">
            <text:p>12.20645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06929032258" calcext:value-type="float">
            <text:p>12.1806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43472" calcext:value-type="float">
            <text:p>12.07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96578064516" calcext:value-type="float">
            <text:p>12.05965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81904" calcext:value-type="float">
            <text:p>11.98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23368888889" calcext:value-type="float">
            <text:p>11.952336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3974" calcext:value-type="float">
            <text:p>11.983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96521290323" calcext:value-type="float">
            <text:p>11.98965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2904" calcext:value-type="float">
            <text:p>11.89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7726451613" calcext:value-type="float">
            <text:p>11.84777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72128" calcext:value-type="float">
            <text:p>11.83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6779354839" calcext:value-type="float">
            <text:p>11.75367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06763870968" calcext:value-type="float">
            <text:p>11.63067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90016" calcext:value-type="float">
            <text:p>11.51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03527741936" calcext:value-type="float">
            <text:p>11.45035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71493333333" calcext:value-type="float">
            <text:p>11.39714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0292" calcext:value-type="float">
            <text:p>11.48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8226206897" calcext:value-type="float">
            <text:p>11.442822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4250322581" calcext:value-type="float">
            <text:p>11.47542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27298064516" calcext:value-type="float">
            <text:p>11.49272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7811764706" calcext:value-type="float">
            <text:p>11.561781176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91091612903" calcext:value-type="float">
            <text:p>11.52910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53288" calcext:value-type="float">
            <text:p>11.49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6492903226" calcext:value-type="float">
            <text:p>11.57364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74087741936" calcext:value-type="float">
            <text:p>11.51740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5336" calcext:value-type="float">
            <text:p>11.45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05437419355" calcext:value-type="float">
            <text:p>11.38054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20472" calcext:value-type="float">
            <text:p>11.45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0387096774" calcext:value-type="float">
            <text:p>11.4570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5874285714" calcext:value-type="float">
            <text:p>11.50358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79870967742" calcext:value-type="float">
            <text:p>11.5479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2443870968" calcext:value-type="float">
            <text:p>11.60324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47824" calcext:value-type="float">
            <text:p>11.64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09251612903" calcext:value-type="float">
            <text:p>11.5809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89432" calcext:value-type="float">
            <text:p>11.50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8206451613" calcext:value-type="float">
            <text:p>11.4698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83052903226" calcext:value-type="float">
            <text:p>11.48830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1552" calcext:value-type="float">
            <text:p>11.4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18278709677" calcext:value-type="float">
            <text:p>11.28182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57584" calcext:value-type="float">
            <text:p>11.32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68608" calcext:value-type="float">
            <text:p>11.30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53169655172" calcext:value-type="float">
            <text:p>11.325316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05148387097" calcext:value-type="float">
            <text:p>11.3705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71832" calcext:value-type="float">
            <text:p>11.39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48121290323" calcext:value-type="float">
            <text:p>11.36481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5776" calcext:value-type="float">
            <text:p>11.30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7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176" meta:object-count="0"/>
    <meta:user-defined meta:name="AppVersion">3.0</meta:user-defined>
  </office:meta>
</office:document-meta>
</file>